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text-properties officeooo:rsid="0dde9a1c" officeooo:paragraph-rsid="0dde9a1c"/>
    </style:style>
    <style:style style:name="P53" style:family="paragraph" style:parent-style-name="Standard"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Footnote">
      <style:text-properties officeooo:paragraph-rsid="0fda15e0"/>
    </style:style>
    <style:style style:name="P76" style:family="paragraph" style:parent-style-name="Standard">
      <style:text-properties officeooo:paragraph-rsid="0fe106d1"/>
    </style:style>
    <style:style style:name="P77" style:family="paragraph" style:parent-style-name="Footnote">
      <style:text-properties officeooo:paragraph-rsid="102c1a0f"/>
    </style:style>
    <style:style style:name="P78" style:family="paragraph" style:parent-style-name="Standard">
      <style:text-properties officeooo:paragraph-rsid="1044b2e0"/>
    </style:style>
    <style:style style:name="P79" style:family="paragraph" style:parent-style-name="Footnote">
      <style:text-properties officeooo:paragraph-rsid="1020b286"/>
    </style:style>
    <style:style style:name="P80" style:family="paragraph" style:parent-style-name="Standard">
      <style:text-properties officeooo:paragraph-rsid="104d50c8"/>
    </style:style>
    <style:style style:name="P81" style:family="paragraph" style:parent-style-name="Standard">
      <style:text-properties officeooo:paragraph-rsid="105130c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85" style:family="paragraph" style:parent-style-name="Standard">
      <style:text-properties officeooo:paragraph-rsid="10708155"/>
    </style:style>
    <style:style style:name="P86" style:family="paragraph" style:parent-style-name="Standard">
      <style:text-properties officeooo:paragraph-rsid="10719011"/>
    </style:style>
    <style:style style:name="P87" style:family="paragraph" style:parent-style-name="Standard">
      <style:text-properties officeooo:paragraph-rsid="10738c5f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9" style:family="text">
      <style:text-properties fo:color="#000000" loext:opacity="100%" style:font-name="Liberation Sans" fo:font-size="12pt" style:font-size-asian="12pt" style:font-size-complex="12pt"/>
    </style:style>
    <style:style style:name="T20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35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36" style:family="text">
      <style:text-properties style:use-window-font-color="true" loext:opacity="0%" style:font-name="Liberation Sans" officeooo:rsid="047da547"/>
    </style:style>
    <style:style style:name="T2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style:font-size-asian="12pt" style:font-size-complex="12pt"/>
    </style:style>
    <style:style style:name="T270" style:family="text">
      <style:text-properties style:use-window-font-color="true" loext:opacity="0%" style:font-name="Liberation Sans" officeooo:rsid="0efd8e5c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officeooo:rsid="04473353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officeooo:rsid="0aace3cd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officeooo:rsid="0f0ca65a"/>
    </style:style>
    <style:style style:name="T299" style:family="text">
      <style:text-properties officeooo:rsid="0f8f58bd"/>
    </style:style>
    <style:style style:name="T300" style:family="text">
      <style:text-properties officeooo:rsid="0f95a7a0"/>
    </style:style>
    <style:style style:name="T301" style:family="text">
      <style:text-properties style:text-underline-style="none"/>
    </style:style>
    <style:style style:name="T302" style:family="text">
      <style:text-properties style:font-name="Liberation Mono" fo:font-size="8pt" style:font-size-asian="8pt" style:font-size-complex="8pt" loext:padding="0.049cm" loext:border="0.31pt solid #000000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8"><text:span text:style-name="Strong_20_Emphasis"><text:span text:style-name="T167">C</text:span></text:span><text:span text:style-name="Strong_20_Emphasis"><text:span text:style-name="T166">hecklist voor </text:span></text:span><text:span text:style-name="Strong_20_Emphasis"><text:span text:style-name="T168">de installatie</text:span></text:span><text:span text:style-name="Strong_20_Emphasis"><text:span text:style-name="T166"> van </text:span></text:span><text:span text:style-name="Strong_20_Emphasis"><text:span text:style-name="T172"><text:user-field-get text:name="Distro">Rocky Linux</text:user-field-get></text:span></text:span><text:span text:style-name="Strong_20_Emphasis"><text:span text:style-name="T173"><text:s/></text:span></text:span><text:span text:style-name="Strong_20_Emphasis"><text:span text:style-name="T172"><text:user-field-get text:name="Version">8.10</text:user-field-get></text:span></text:span><text:span text:style-name="Strong_20_Emphasis"><text:span text:style-name="T170"><text:note text:id="ftn1" text:note-class="footnote"><text:note-citation>1</text:note-citation><text:note-body><text:p text:style-name="P77"><text:span text:style-name="T283">D</text:span><text:span text:style-name="T277">eze </text:span><text:span text:style-name="Strong_20_Emphasis"><text:span text:style-name="T286"><text:user-field-get text:name="Distro">Rocky Linux</text:user-field-get></text:span></text:span><text:span text:style-name="T279"><text:s/></text:span><text:span text:style-name="T287"><text:user-field-get text:name="Version">8.10</text:user-field-get></text:span><text:span text:style-name="T287"><text:s/></text:span><text:span text:style-name="T288">Server</text:span><text:span text:style-name="T277"> (codenaam </text:span><text:span text:style-name="T282">GreenObsidian</text:span><text:span text:style-name="T277">) van </text:span><text:span text:style-name="T285">mei</text:span><text:span text:style-name="T280"> </text:span><text:span text:style-name="Strong_20_Emphasis"><text:span text:style-name="T289"><text:user-field-get text:name="Releaseyear">2024</text:user-field-get></text:span></text:span><text:span text:style-name="T281"><text:s/></text:span><text:span text:style-name="T283">is een zogenaamde </text:span><text:span text:style-name="T277">LTS-</text:span><text:span text:style-name="T283">versie</text:span><text:span text:style-name="T277"> </text:span><text:span text:style-name="T283">(</text:span><text:span text:style-name="T277">staat voor Long-Term Support, </text:span><text:span text:style-name="T278">langetermijnondersteuning</text:span><text:span text:style-name="T283">)</text:span><text:span text:style-name="T278"> </text:span><text:span text:style-name="T284">en</text:span><text:span text:style-name="T281"> </text:span><text:span text:style-name="T277">wordt gedurende 5 jaar ondersteund tot </text:span><text:span text:style-name="T285">mei</text:span><text:span text:style-name="T277"> 202</text:span><text:span text:style-name="T282">9</text:span><text:span text:style-name="T277">.</text:span></text:p></text:note-body></text:note></text:span></text:span><text:span text:style-name="Strong_20_Emphasis"><text:span text:style-name="T171"><text:s/></text:span></text:span><text:span text:style-name="Strong_20_Emphasis"><text:span text:style-name="T174">Server</text:span></text:span><text:span text:style-name="Strong_20_Emphasis"><text:span text:style-name="T169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8">Vul </text:span><text:span text:style-name="T17">achter</text:span><text:span text:style-name="T14"> de </text:span><text:span text:style-name="Definition"><text:span text:style-name="T298">ONDERSTREEPTE</text:span></text:span><text:span text:style-name="T1"> </text:span><text:span text:style-name="T15">woorden</text:span><text:span text:style-name="T14"> het</text:span><text:span text:style-name="Strong_20_Emphasis"><text:span text:style-name="T208"> </text:span></text:span><text:span text:style-name="Strong_20_Emphasis"><text:span text:style-name="T209">tekstvak</text:span></text:span><text:span text:style-name="T15"> </text:span><text:span text:style-name="T18">in,</text:span><text:span text:style-name="T15"> </text:span><text:span text:style-name="T236">zie </text:span><text:span text:style-name="T270">[</text:span><text:span text:style-name="T236">toelichting</text:span><text:span text:style-name="T270">]</text:span><text:span text:style-name="T15">:</text:span></text:p>
      <text:p text:style-name="P2"><text:span text:style-name="Definition"><text:span text:style-name="T22">GEBRUIKER</text:span></text:span><text:span text:style-name="T244"><text:tab/><text:tab/></text:span><text:span text:style-name="T269"> <text:tab/><text:tab/></text:span><text:span text:style-name="T245"><draw:control text:anchor-type="as-char" svg:y="-0.4cm" draw:z-index="9" draw:name="Gebruiker 2" draw:style-name="gr2" draw:text-style-name="P96" svg:width="6.4cm" svg:height="0.6cm" draw:control="control8"><svg:title>Gebruiker</svg:title><svg:desc>Volledige naam, bijv. Jan Stek</svg:desc></draw:control></text:span><text:span text:style-name="T245"><text:tab/> <text:s text:c="2"/></text:span><text:span text:style-name="T246">[</text:span><text:span text:style-name="T247">N</text:span><text:span text:style-name="T239">aam, bijv. </text:span><text:span text:style-name="T240">J</text:span><text:span text:style-name="T267">a</text:span><text:span text:style-name="T240">n </text:span><text:span text:style-name="T267">Jansen</text:span><text:span text:style-name="T268">]</text:span></text:p>
      <text:p text:style-name="P76"><text:span text:style-name="Definition"><text:span text:style-name="T238">g</text:span></text:span><text:span text:style-name="Definition">ebruikersnaam</text:span><text:span text:style-name="Definition"><text:span text:style-name="T301"><text:tab/></text:span></text:span><text:span text:style-name="T237"><draw:control text:anchor-type="as-char" svg:y="-0.4cm" draw:z-index="10" draw:name="Gberuikersnaam 3" draw:style-name="gr2" draw:text-style-name="P96" svg:width="6.4cm" svg:height="0.6cm" draw:control="control9"><svg:title>Gebruikersnaam</svg:title><svg:desc>Korte naam, bijv. jan</svg:desc></draw:control></text:span><text:span text:style-name="T237"><text:tab/> <text:s text:c="2"/></text:span><text:span text:style-name="T6">[</text:span><text:span text:style-name="T7">Gebruikers</text:span><text:span text:style-name="T5">naam, bijv. </text:span><text:span text:style-name="T180">j</text:span><text:span text:style-name="T181">a</text:span><text:span text:style-name="T180">n</text:span><text:span text:style-name="T182">]</text:span></text:p>
      <text:p text:style-name="P2"><text:span text:style-name="Definition">COMPUTERNAAM</text:span><text:span text:style-name="T249"><text:tab/><text:tab/></text:span><draw:control text:anchor-type="as-char" svg:y="-0.4cm" draw:z-index="11" draw:name="Computernaam 1" draw:style-name="gr2" draw:text-style-name="P96" svg:width="6.4cm" svg:height="0.6cm" draw:control="control10"><svg:title>Computernaam</svg:title><svg:desc>Unieke naam van de computer</svg:desc></draw:control><text:tab/> <text:s text:c="2"/><text:span text:style-name="T254">[</text:span><text:span text:style-name="T255">N</text:span><text:span text:style-name="T250">aam van de compute</text:span><text:span text:style-name="T251">r, </text:span><text:span text:style-name="T252">bijv. </text:span><text:span text:style-name="T253">pc02</text:span><text:span text:style-name="T254">]</text:span></text:p>
      <text:p text:style-name="P2"><text:span text:style-name="Definition"><text:span text:style-name="T257">GEBRUIKER</text:span></text:span><text:span text:style-name="Definition"><text:span text:style-name="T261"><text:tab/></text:span></text:span><text:span text:style-name="T256"><text:tab/></text:span><text:span text:style-name="T269"> <text:tab/><text:tab/></text:span><text:span text:style-name="T245"><draw:control text:anchor-type="as-char" svg:y="-0.4cm" draw:z-index="12" draw:name="Gebruiker 3" draw:style-name="gr2" draw:text-style-name="P96" svg:width="6.4cm" svg:height="0.6cm" draw:control="control11"><svg:title>Gebruiker</svg:title><svg:desc>Volledige naam, bijv. Jan Stek</svg:desc></draw:control></text:span><text:span text:style-name="T245"><text:tab/> <text:s text:c="2"/></text:span><text:span text:style-name="T246">[</text:span><text:span text:style-name="T248">N</text:span><text:span text:style-name="T239">aam </text:span><text:span text:style-name="T243">evt. 2</text:span><text:span text:style-name="T271">e</text:span><text:span text:style-name="T241"> gebruiker</text:span><text:span text:style-name="T242">]</text:span></text:p>
      <text:p text:style-name="P81"><text:span text:style-name="Definition"><text:span text:style-name="T257">GEBRUIKERSN</text:span></text:span><text:span text:style-name="Definition"><text:span text:style-name="T258">aa</text:span></text:span><text:span text:style-name="Definition"><text:span text:style-name="T257">M</text:span></text:span><text:span text:style-name="Definition"><text:span text:style-name="T261"><text:tab/></text:span></text:span><text:span text:style-name="T237"><draw:control text:anchor-type="as-char" svg:y="-0.4cm" draw:z-index="13" draw:name="Gberuikersnaam 4" draw:style-name="gr2" draw:text-style-name="P96" svg:width="6.4cm" svg:height="0.6cm" draw:control="control12"><svg:title>Gebruikersnaam</svg:title><svg:desc>Korte naam, bijv. jan</svg:desc></draw:control></text:span><text:span text:style-name="T237"><text:tab/> <text:s text:c="2"/></text:span><text:span text:style-name="T259">[</text:span><text:span text:style-name="T260">Gebruikers</text:span><text:span text:style-name="T259">naam</text:span><text:span text:style-name="T262"> </text:span><text:span text:style-name="T263">e</text:span><text:span text:style-name="T264">vt. 2</text:span><text:span text:style-name="T272">e</text:span><text:span text:style-name="T264"> </text:span><text:span text:style-name="T265">gebruiker</text:span><text:span text:style-name="T266">]</text:span></text:p>
      <text:p text:style-name="P1"><text:span text:style-name="T183">Vervang </text:span><text:span text:style-name="T190">de</text:span><text:span text:style-name="T183"> </text:span><text:span text:style-name="Definition"><text:span text:style-name="T23">ONDERSTREEPTE</text:span></text:span><text:span text:style-name="T183"> </text:span><text:span text:style-name="T184">woorden </text:span><text:span text:style-name="T183">in deze checklist door </text:span><text:span text:style-name="T190">d</text:span><text:span text:style-name="T191">i</text:span><text:span text:style-name="T190">e </text:span><text:span text:style-name="T189">in </text:span><text:span text:style-name="T191">het</text:span><text:span text:style-name="Strong_20_Emphasis"><text:span text:style-name="T63"> </text:span></text:span><text:span text:style-name="Strong_20_Emphasis"><text:span text:style-name="T74">tekstvak</text:span></text:span><text:span text:style-name="T183">.</text:span></text:p>
      <text:p text:style-name="P45"/>
      <text:p text:style-name="P45"/>
      <text:p text:style-name="P3"><text:span text:style-name="T194">Nog niet op Linux?</text:span><text:span text:style-name="T185"><text:tab/></text:span><text:span text:style-name="T192">G</text:span><text:span text:style-name="T186">ebruik </text:span><text:span text:style-name="Strong_20_Emphasis"><text:span text:style-name="T195">Checklist </text:span></text:span><text:span text:style-name="Strong_20_Emphasis"><text:span text:style-name="T196">overzetten</text:span></text:span><text:span text:style-name="T18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87"> onder </text:span><text:span text:style-name="T193">Linux</text:span><text:span text:style-name="T188">.</text:span></text:p>
      <text:p text:style-name="P43"><text:span text:style-name="T158">Nieuwe installatie?</text:span><text:span text:style-name="T155"><text:tab/></text:span><text:span text:style-name="T157">B</text:span><text:span text:style-name="T155">egin bij hoofdstuk </text:span><text:span text:style-name="T158"><text:bookmark-ref text:reference-format="page" text:ref-name="__RefNumPara__4009_1271708128">2</text:bookmark-ref></text:span><text:span text:style-name="T155"><text:s text:c="2"/></text:span><text:span text:style-name="T159"><text:bookmark-ref text:reference-format="text" text:ref-name="__RefNumPara__4009_1271708128">Installatie uitvoeren</text:bookmark-ref></text:span><text:span text:style-name="T156">.</text:span></text:p>
      <text:p text:style-name="P26"/>
      <text:p text:style-name="P26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76"><draw:control text:anchor-type="as-char" draw:z-index="4" draw:name="Vorm3_0" draw:style-name="gr1" draw:text-style-name="P9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76"><draw:control text:anchor-type="as-char" draw:z-index="5" draw:name="Vorm3_ 2" draw:style-name="gr1" draw:text-style-name="P95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0"><text:span text:style-name="Strong_20_Emphasis"><text:span text:style-name="T52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113">E</text:span></text:span><text:span text:style-name="User_20_Entry"><text:span text:style-name="T128">v</text:span></text:span><text:span text:style-name="User_20_Entry"><text:span text:style-name="T129">en</text:span></text:span><text:span text:style-name="User_20_Entry"><text:span text:style-name="T131">t</text:span></text:span><text:span text:style-name="User_20_Entry"><text:span text:style-name="T132">uele </text:span></text:span><text:span text:style-name="User_20_Entry"><text:span text:style-name="T133">extra </text:span></text:span><text:span text:style-name="Definition"><text:span text:style-name="T296">gebruiker</text:span></text:span><text:span text:style-name="User_20_Entry"><text:span text:style-name="T124">s</text:span></text:span><text:span text:style-name="User_20_Entry"><text:span text:style-name="T133"> aanmelden </text:span></text:span><text:span text:style-name="User_20_Entry"><text:span text:style-name="T134">en dezelfde stappen uitvoeren</text:span></text:span><text:span text:style-name="User_20_Entry"><text:span text:style-name="T130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6"><text:span text:style-name="Strong_20_Emphasis"><text:span text:style-name="T78"><draw:control text:anchor-type="as-char" draw:z-index="14" draw:name="Vorm4" draw:style-name="gr1" draw:text-style-name="P9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3"><text:span text:style-name="Strong_20_Emphasis"><text:span text:style-name="T72">D</text:span></text:span><text:span text:style-name="Strong_20_Emphasis"><text:span text:style-name="T63">ruk op de </text:span></text:span><text:span text:style-name="Strong_20_Emphasis"><text:span text:style-name="T149">Super</text:span></text:span><text:span text:style-name="Strong_20_Emphasis"><text:span text:style-name="T63">-toets</text:span></text:span><text:span text:style-name="Strong_20_Emphasis"><text:span text:style-name="T46"><text:note text:id="ftn3" text:note-class="footnote"><text:note-citation>3</text:note-citation><text:note-body><text:p text:style-name="P72"><text:span text:style-name="T154">D</text:span>e <text:span text:style-name="T302">Super</text:span>-toets <text:span text:style-name="T201">is de Windows-toets, Command-toets </text:span><text:span text:style-name="T202">(Apple)</text:span><text:span text:style-name="T201">, of Vergrootglas-toets </text:span><text:span text:style-name="T202">(Chromebook)</text:span><text:span text:style-name="T201">.</text:span></text:p></text:note-body></text:note></text:span></text:span><text:span text:style-name="Strong_20_Emphasis"><text:span text:style-name="T61">, </text:span></text:span><text:span text:style-name="Strong_20_Emphasis"><text:span text:style-name="T67">t</text:span></text:span><text:span text:style-name="Strong_20_Emphasis"><text:span text:style-name="T62">yp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6"> </text:span></text:span><text:span text:style-name="Strong_20_Emphasis"><text:span text:style-name="T68">e</text:span></text:span><text:span text:style-name="Strong_20_Emphasis"><text:span text:style-name="T55">n </text:span></text:span><text:span text:style-name="Strong_20_Emphasis"><text:span text:style-name="T64">k</text:span></text:span><text:span text:style-name="Strong_20_Emphasis"><text:span text:style-name="T55">lik op het pictogram van </text:span></text:span><text:span text:style-name="Strong_20_Emphasis"><text:span text:style-name="T94">Terminalvenster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4"/></text:span></text:p>
          </table:table-cell>
          <table:table-cell table:style-name="_31_._5f_Installatie_5f_voorbereiden.D4" office:value-type="string">
            <text:p text:style-name="P74"><text:span text:style-name="T3">Typ</text:span><text:span text:style-name="Strong_20_Emphasis"><text:span text:style-name="T56"> de</text:span></text:span><text:span text:style-name="Strong_20_Emphasis"><text:span text:style-name="T57">z</text:span></text:span><text:span text:style-name="Strong_20_Emphasis"><text:span text:style-name="T56">e </text:span></text:span><text:span text:style-name="Strong_20_Emphasis"><text:span text:style-name="T58">twee </text:span></text:span><text:span text:style-name="Strong_20_Emphasis"><text:span text:style-name="T56">opdrachten, ieder gevolgd door de </text:span></text:span><text:span text:style-name="Strong_20_Emphasis"><text:span text:style-name="T150">Enter</text:span></text:span><text:span text:style-name="Strong_20_Emphasis"><text:span text:style-name="T5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78"><text:span text:style-name="User_20_Entry"><text:span text:style-name="T25">wget karelzimmer.nl/</text:span></text:span><text:span text:style-name="User_20_Entry"><text:span text:style-name="T26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P78"><text:span text:style-name="User_20_Entry"><text:span text:style-name="T25">bash </text:span></text:span><text:span text:style-name="User_20_Entry"><text:span text:style-name="T26">get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7" office:value-type="string">
            <text:p text:style-name="P52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6"><text:span text:style-name="Strong_20_Emphasis"><text:span text:style-name="T78"><draw:control text:anchor-type="as-char" draw:z-index="15" draw:name="Vorm 3" draw:style-name="gr1" draw:text-style-name="P9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8"><draw:control text:anchor-type="as-char" draw:z-index="16" draw:name="Vorm 4" draw:style-name="gr1" draw:text-style-name="P95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86"><text:span text:style-name="Strong_20_Emphasis"><text:span text:style-name="T112">Typ: </text:span></text:span><text:span text:style-name="Strong_20_Emphasis"><text:span text:style-name="T15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4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73">Selecteer</text:span></text:span><text:span text:style-name="Strong_20_Emphasis"><text:span text:style-name="T60"> </text:span></text:span><text:span text:style-name="Strong_20_Emphasis"><text:span text:style-name="T101">1</text:span></text:span><text:span text:style-name="Strong_20_Emphasis"><text:span text:style-name="T86"> </text:span></text:span><text:span text:style-name="Strong_20_Emphasis"><text:span text:style-name="T87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3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19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110"><draw:control text:anchor-type="as-char" draw:z-index="26" draw:name="Vorm 14" draw:style-name="gr1" draw:text-style-name="P95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80"><text:span text:style-name="T199">Start de computer op vanaf</text:span><text:span text:style-name="T199"><text:note text:id="ftn4" text:note-class="footnote"><text:note-citation>1</text:note-citation><text:note-body><text:p text:style-name="P75"><text:span text:style-name="T138">B</text:span><text:span text:style-name="T139">ootmenu/</text:span><text:span text:style-name="T138">S</text:span><text:span text:style-name="T139">etup</text:span><text:span text:style-name="T137"> via </text:span><text:span text:style-name="T135">é</text:span><text:span text:style-name="T136">é</text:span><text:span text:style-name="T138">n van de </text:span><text:span text:style-name="Definition"><text:span text:style-name="T140">Veelgebruikte toetsen:</text:span></text:span><text:span text:style-name="Definition"><text:span text:style-name="T141"> </text:span></text:span><text:span text:style-name="User_20_Entry"><text:span text:style-name="T152">Esc</text:span></text:span><text:span text:style-name="User_20_Entry"><text:span text:style-name="T144">,</text:span></text:span><text:span text:style-name="Definition"><text:span text:style-name="T141"> </text:span></text:span><text:span text:style-name="User_20_Entry"><text:span text:style-name="T152">Delete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1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2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9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10</text:span></text:span><text:span text:style-name="User_20_Entry"><text:span text:style-name="T145">,</text:span></text:span><text:span text:style-name="Definition"><text:span text:style-name="T141"> </text:span></text:span><text:span text:style-name="User_20_Entry"><text:span text:style-name="T152">F11</text:span></text:span><text:span text:style-name="User_20_Entry"><text:span text:style-name="T145">,</text:span></text:span><text:span text:style-name="Definition"><text:span text:style-name="T141"> </text:span></text:span><text:span text:style-name="Definition"><text:span text:style-name="T142">o</text:span></text:span><text:span text:style-name="Definition"><text:span text:style-name="T143">f</text:span></text:span><text:span text:style-name="Definition"><text:span text:style-name="T141"> </text:span></text:span><text:span text:style-name="User_20_Entry"><text:span text:style-name="T152">F12</text:span></text:span><text:span text:style-name="User_20_Entry"><text:span text:style-name="T145">.</text:span></text:span></text:p></text:note-body></text:note></text:span><text:span text:style-name="T199"> </text:span><text:span text:style-name="T200">een </text:span><text:span text:style-name="Strong_20_Emphasis"><text:span text:style-name="T177"><text:user-field-get text:name="Distro">Rocky Linux</text:user-field-get></text:span></text:span><text:span text:style-name="T198"><text:s/></text:span><text:span text:style-name="T178"><text:user-field-get text:name="Version">8.10</text:user-field-get></text:span><text:span text:style-name="T178"><text:s/></text:span><text:span text:style-name="Strong_20_Emphasis"><text:span text:style-name="T179">Server</text:span></text:span><text:span text:style-name="Strong_20_Emphasis"><text:span text:style-name="T104"> </text:span></text:span><text:span text:style-name="Strong_20_Emphasis"><text:span text:style-name="T105">L</text:span></text:span><text:span text:style-name="T106">ive</text:span><text:span text:style-name="T106"><text:note text:id="ftn5" text:note-class="footnote"><text:note-citation>2</text:note-citation><text:note-body><text:p text:style-name="P69"><text:span text:style-name="T273">Vanaf ee</text:span>n <text:span text:style-name="T300">L</text:span>ive <text:span text:style-name="T299">USB</text:span><text:span text:style-name="T276">-stick</text:span><text:span text:style-name="T20"> </text:span>kunt <text:span text:style-name="T273">u opstarten en</text:span> <text:span text:style-name="T16">met </text:span><text:span text:style-name="Strong_20_Emphasis"><text:span text:style-name="T203"><text:user-field-get text:name="Distro">Rocky Linux</text:user-field-get></text:span></text:span><text:span text:style-name="Strong_20_Emphasis"><text:span text:style-name="T203"><text:s/></text:span></text:span>werken zonder enige bestanden op de harde schijf te wijzigen en maakt ook installatie van <text:span text:style-name="Strong_20_Emphasis"><text:span text:style-name="T203"><text:user-field-get text:name="Distro">Rocky Linux</text:user-field-get></text:span></text:span><text:span text:style-name="Strong_20_Emphasis"><text:span text:style-name="T203"><text:s/></text:span></text:span>mogelijk.</text:p></text:note-body></text:note></text:span><text:span text:style-name="T106"> </text:span><text:span text:style-name="T109">USB</text:span><text:span text:style-name="T107">-stick</text:span><text:span text:style-name="T107"><text:note text:id="ftn6" text:note-class="footnote"><text:note-citation>3</text:note-citation><text:note-body><text:p text:style-name="P79"><text:span text:style-name="Strong_20_Emphasis"><text:span text:style-name="T123">Maak een opstartbare USB-stick</text:span></text:span><text:span text:style-name="Strong_20_Emphasis"><text:span text:style-name="T119">:<text:line-break/></text:span></text:span><text:span text:style-name="Strong_20_Emphasis"><text:span text:style-name="T114">Download </text:span></text:span><text:span text:style-name="Strong_20_Emphasis"><text:span text:style-name="T115">een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7">8 - Boot ISO </text:span></text:span><text:span text:style-name="Strong_20_Emphasis"><text:span text:style-name="T120">CD</text:span></text:span><text:span text:style-name="Strong_20_Emphasis"><text:span text:style-name="T122">-beeldbestand</text:span></text:span><text:span text:style-name="Strong_20_Emphasis"><text:span text:style-name="T116"> </text:span></text:span><text:span text:style-name="Strong_20_Emphasis"><text:span text:style-name="T117">(.iso) </text:span></text:span><text:span text:style-name="Strong_20_Emphasis"><text:span text:style-name="T116">vanaf </text:span></text:span><text:a xlink:type="simple" xlink:href="https://rockylinux.org/nl/download" text:style-name="Internet_20_link" text:visited-style-name="Visited_20_Internet_20_Link"><text:span text:style-name="Strong_20_Emphasis"><text:span text:style-name="T275">rockylinux.org/nl/download</text:span></text:span></text:a><text:span text:style-name="Strong_20_Emphasis"><text:span text:style-name="T116">.</text:span></text:span><text:span text:style-name="Strong_20_Emphasis"><text:span text:style-name="T118"><text:line-break/>De </text:span></text:span><text:span text:style-name="Strong_20_Emphasis"><text:span text:style-name="T121">ver</text:span></text:span><text:span text:style-name="Strong_20_Emphasis"><text:span text:style-name="T118">volgstappen staan beschreven in </text:span></text:span><text:span text:style-name="Strong_20_Emphasis"><text:span text:style-name="T126">Linux informatie</text:span></text:span><text:span text:style-name="Strong_20_Emphasis"><text:span text:style-name="T118">, te vinden op </text:span></text:span><text:a xlink:type="simple" xlink:href="https://karelzimmer.nl/" text:style-name="Internet_20_link" text:visited-style-name="Visited_20_Internet_20_Link"><text:span text:style-name="Strong_20_Emphasis"><text:span text:style-name="T274">karelzimmer.nl</text:span></text:span></text:a><text:span text:style-name="Strong_20_Emphasis"><text:span text:style-name="T118">, onder </text:span></text:span><text:span text:style-name="Strong_20_Emphasis"><text:span text:style-name="T126">Linux</text:span></text:span><text:span text:style-name="Strong_20_Emphasis"><text:span text:style-name="T118">.</text:span></text:span></text:p></text:note-body></text:note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5"><text:span text:style-name="Strong_20_Emphasis"><text:span text:style-name="T73">Selecteer</text:span></text:span><text:span text:style-name="Strong_20_Emphasis"><text:span text:style-name="T49"> </text:span></text:span><text:span text:style-name="Strong_20_Emphasis"><text:span text:style-name="T37">Install</text:span></text:span><text:span text:style-name="Strong_20_Emphasis"><text:span text:style-name="T50"> </text:span></text:span><text:span text:style-name="Strong_20_Emphasis"><text:span text:style-name="T38"><text:user-field-get text:name="Distro">Rocky Linux</text:user-field-get></text:span></text:span><text:span text:style-name="Strong_20_Emphasis"><text:span text:style-name="T40"><text:s/></text:span></text:span><text:span text:style-name="Strong_20_Emphasis"><text:span text:style-name="T39"><text:user-field-get text:name="Version">8.10</text:user-field-get>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" office:value-type="string">
            <text:p text:style-name="P21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installatie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60"><text:span text:style-name="Strong_20_Emphasis"><text:span text:style-name="T111"><draw:control text:anchor-type="as-char" draw:z-index="28" draw:name="Vorm 13" draw:style-name="gr1" draw:text-style-name="P95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5"><text:span text:style-name="T225">Bij</text:span><text:span text:style-name="T226"> </text:span><text:span text:style-name="Strong_20_Emphasis"><text:span text:style-name="T227">WELCOME TO ROCKY LINUX 8.10</text:span></text:span><text:span text:style-name="Strong_20_Emphasis"><text:span text:style-name="T228"> select</text:span></text:span><text:span text:style-name="Strong_20_Emphasis"><text:span text:style-name="T229">eer</text:span></text:span><text:span text:style-name="Strong_20_Emphasis"><text:span text:style-name="T230"> </text:span></text:span><text:span text:style-name="Strong_20_Emphasis"><text:span text:style-name="T233">Nederlands</text:span></text:span><text:span text:style-name="Strong_20_Emphasis"><text:span text:style-name="T230"> en klik</text:span></text:span><text:span text:style-name="Strong_20_Emphasis"><text:span text:style-name="T231"> </text:span></text:span><text:span text:style-name="Strong_20_Emphasis"><text:span text:style-name="T230">op</text:span></text:span><text:span text:style-name="Strong_20_Emphasis"><text:span text:style-name="T232"> </text:span></text:span><text:span text:style-name="Strong_20_Emphasis"><text:span text:style-name="T224">Doorgaan</text:span></text:span><text:span text:style-name="Strong_20_Emphasis"><text:span text:style-name="T232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1" draw:name="Vorm 10" draw:style-name="gr1" draw:text-style-name="P95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1"><text:span text:style-name="T214">Onder</text:span><text:span text:style-name="T210"> </text:span><text:span text:style-name="Strong_20_Emphasis"><text:span text:style-name="T214">GEBRUIKERSINSTELLINGEN </text:span></text:span><text:span text:style-name="T214">klik op </text:span><text:span text:style-name="T220">Gebruiker aanmaken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2"><text:span text:style-name="T304">Vul in </text:span><text:span text:style-name="Strong_20_Emphasis"><text:span text:style-name="T100">Volledige naam</text:span></text:span><text:span text:style-name="Strong_20_Emphasis"><text:span text:style-name="T81"> </text:span></text:span><text:span text:style-name="Definition"><text:span text:style-name="T9">gebruiker</text:span></text:span><text:span text:style-name="Strong_20_Emphasis"><text:span text:style-name="T82">, <text:line-break/></text:span></text:span><text:span text:style-name="Strong_20_Emphasis"><text:span text:style-name="T100">Gebruikersnaam</text:span></text:span><text:span text:style-name="Strong_20_Emphasis"><text:span text:style-name="T81"> </text:span></text:span><text:span text:style-name="Definition"><text:span text:style-name="T9">gebruikersnaam</text:span></text:span><text:span text:style-name="Strong_20_Emphasis"><text:span text:style-name="T81">,</text:span></text:span></text:p>
            <text:p text:style-name="P82"><text:span text:style-name="Strong_20_Emphasis"><text:span text:style-name="T85">vink aan </text:span></text:span><text:span text:style-name="Strong_20_Emphasis"><text:span text:style-name="T97">Maak deze gebruiker beheerder</text:span></text:span><text:span text:style-name="Strong_20_Emphasis"><text:span text:style-name="T85">,</text:span></text:span></text:p>
            <text:p text:style-name="P82"><text:span text:style-name="Strong_20_Emphasis"><text:span text:style-name="T83">en </text:span></text:span><text:span text:style-name="Strong_20_Emphasis"><text:span text:style-name="T84">g</text:span></text:span><text:span text:style-name="Strong_20_Emphasis"><text:span text:style-name="T85">eef tweemaal een </text:span></text:span><text:span text:style-name="Strong_20_Emphasis"><text:span text:style-name="T100">wachtwoord</text:span></text:span><text:span text:style-name="Strong_20_Emphasis"><text:span text:style-name="T85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3">Klik op <text:span text:style-name="T303">Klaar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2" draw:name="Vorm 11" draw:style-name="gr1" draw:text-style-name="P95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17">O</text:span><text:span text:style-name="T214">nder </text:span><text:span text:style-name="T220">SOFTWARE</text:span><text:span text:style-name="T214"> </text:span><text:span text:style-name="T217">klik </text:span><text:span text:style-name="T214">op </text:span><text:span text:style-name="T220">Installatiebron</text:span><text:span text:style-name="T214"> en klik op </text:span><text:span text:style-name="T220">Klaar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3" draw:name="Vorm 2" draw:style-name="gr1" draw:text-style-name="P95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17">O</text:span><text:span text:style-name="T214">nder </text:span><text:span text:style-name="T220">SYSTEEM</text:span><text:span text:style-name="T214"> </text:span><text:span text:style-name="T217">klik </text:span><text:span text:style-name="T214">op </text:span><text:span text:style-name="T220">Installatiebestemming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84"><text:span text:style-name="T50">Controleer </text:span><text:span text:style-name="T51">de </text:span><text:span text:style-name="T96">Apparaatselectie </text:span><text:span text:style-name="T50">en klik op </text:span><text:span text:style-name="T95">Klaar</text:span><text:span text:style-name="T50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4" draw:name="Vorm 12" draw:style-name="gr1" draw:text-style-name="P95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17">O</text:span><text:span text:style-name="T214">nder </text:span><text:span text:style-name="T220">SYSTEEM</text:span><text:span text:style-name="T214"> </text:span><text:span text:style-name="T217">klik </text:span><text:span text:style-name="T214">op </text:span><text:span text:style-name="T220">Netwerk &amp; hostnaam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6"><text:span text:style-name="T219">Verplaats</text:span><text:span text:style-name="T215"> </text:span><text:span text:style-name="T218">de </text:span><text:span text:style-name="T215">schuif</text:span><text:span text:style-name="T218">regelaar</text:span><text:span text:style-name="T215"> achter de netwerkadapter </text:span><text:span text:style-name="T218">van </text:span><text:span text:style-name="T223">UIT</text:span><text:span text:style-name="T218"> naar</text:span><text:span text:style-name="T215"> </text:span><text:span text:style-name="T221">AAN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2"><text:span text:style-name="T213">V</text:span><text:span text:style-name="T211">ul </text:span><text:span text:style-name="T212">in </text:span><text:span text:style-name="Strong_20_Emphasis"><text:span text:style-name="T215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205"> </text:span></text:span><text:span text:style-name="Strong_20_Emphasis"><text:span text:style-name="T207">en klik op </text:span></text:span><text:span text:style-name="Strong_20_Emphasis"><text:span text:style-name="T221">Toepassen</text:span></text:span><text:span text:style-name="Strong_20_Emphasis"><text:span text:style-name="T207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2"><text:span text:style-name="T215">K</text:span><text:span text:style-name="T214">lik op </text:span><text:span text:style-name="T220">Klaar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8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5" draw:name="Vorm 1" draw:style-name="gr1" draw:text-style-name="P95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3"><text:span text:style-name="T217">O</text:span><text:span text:style-name="T214">nder </text:span><text:span text:style-name="T220">SOFTWARE</text:span><text:span text:style-name="T214"> </text:span><text:span text:style-name="T217">klik </text:span><text:span text:style-name="T214">op </text:span><text:span text:style-name="T222">Software selectie</text:span><text:span text:style-name="Strong_20_Emphasis"><text:span text:style-name="T20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3" office:value-type="string">
            <text:p text:style-name="P12"><text:span text:style-name="T216">Selecteer </text:span><text:span text:style-name="T222">Server</text:span><text:span text:style-name="T216"> en klik op </text:span><text:span text:style-name="T222">Klaar</text:span><text:span text:style-name="Strong_20_Emphasis"><text:span text:style-name="T20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4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7" draw:name="Vorm 15" draw:style-name="gr1" draw:text-style-name="P95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4"><text:span text:style-name="Strong_20_Emphasis"><text:span text:style-name="T234">Klik op </text:span></text:span><text:span text:style-name="Strong_20_Emphasis"><text:span text:style-name="T235">Begin installatie</text:span></text:span><text:span text:style-name="Strong_20_Emphasis"><text:span text:style-name="T206">.</text:span></text:span></text:p>
          </table:table-cell>
        </table:table-row>
      </table:table>
      <text:p text:style-name="P46"><text:span text:style-name="Strong_20_Emphasis"><text:span text:style-name="T79"/></text:span></text:p>
      <text:list text:continue-numbering="true" text:style-name="L1">
        <text:list-item>
          <text:p text:style-name="P89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7"><text:span text:style-name="Strong_20_Emphasis"><text:span text:style-name="T4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8"><draw:control text:anchor-type="as-char" draw:z-index="2" draw:name="Vorm24" draw:style-name="gr1" draw:text-style-name="P95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8"><text:span text:style-name="Strong_20_Emphasis"><text:span text:style-name="T80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77"><draw:control text:anchor-type="as-char" draw:z-index="7" draw:name="Vorm13_1" draw:style-name="gr1" draw:text-style-name="P95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6"><text:span text:style-name="Strong_20_Emphasis"><text:span text:style-name="T78"><draw:control text:anchor-type="as-char" draw:z-index="17" draw:name="Vorm 5" draw:style-name="gr1" draw:text-style-name="P95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5"><text:span text:style-name="Strong_20_Emphasis"><text:span text:style-name="T112">Typ: </text:span></text:span><text:span text:style-name="User_20_Entry"><text:span text:style-name="T15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55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7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6"><text:span text:style-name="Strong_20_Emphasis"><text:span text:style-name="T78"><draw:control text:anchor-type="as-char" draw:z-index="18" draw:name="Vorm 7" draw:style-name="gr1" draw:text-style-name="P95" svg:width="0.35cm" svg:height="0.35cm" draw:control="control17"/></text:span></text:span></text:p>
          </table:table-cell>
          <table:table-cell table:style-name="_33_._5f_Installatie_5f_afronden.C8" office:value-type="string">
            <text:p text:style-name="P87"><text:span text:style-name="Strong_20_Emphasis"><text:span text:style-name="T112">Typ: </text:span></text:span><text:span text:style-name="Strong_20_Emphasis"><text:span text:style-name="T151">kz 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9" office:value-type="string">
            <text:p text:style-name="P71"><text:span text:style-name="Strong_20_Emphasis"><text:span text:style-name="T73">Selecteer</text:span></text:span><text:span text:style-name="Strong_20_Emphasis"><text:span text:style-name="T65"> </text:span></text:span><text:span text:style-name="Strong_20_Emphasis"><text:span text:style-name="T102">3</text:span></text:span><text:span text:style-name="Strong_20_Emphasis"><text:span text:style-name="T88"> </text:span></text:span><text:span text:style-name="Strong_20_Emphasis"><text:span text:style-name="T89">Installatie</text:span></text:span><text:span text:style-name="Strong_20_Emphasis"><text:span text:style-name="T90"> </text:span></text:span><text:span text:style-name="Strong_20_Emphasis"><text:span text:style-name="T91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3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47"><text:span text:style-name="Strong_20_Emphasis"><text:span text:style-name="T48"><text:tab/></text:span></text:span></text:p>
      <text:p text:style-name="P48"><text:span text:style-name="Strong_20_Emphasis"><text:span text:style-name="T66"/></text:span></text:p>
      <text:p text:style-name="P49"><text:span text:style-name="Strong_20_Emphasis"><text:span text:style-name="T60"/></text:span></text:p>
      <text:list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78"><draw:control text:anchor-type="as-char" draw:z-index="3" draw:name="Vorm40_0" draw:style-name="gr1" draw:text-style-name="P95" svg:width="0.35cm" svg:height="0.35cm" draw:control="control2"/></text:span></text:span></text:p>
          </table:table-cell>
          <table:table-cell table:style-name="Tabel2.A1" office:value-type="string">
            <text:p text:style-name="P64"><text:span text:style-name="Strong_20_Emphasis"><text:span text:style-name="T78"><draw:control text:anchor-type="as-char" draw:z-index="6" draw:name="Vorm40_ 1" draw:style-name="gr1" draw:text-style-name="P95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48">Aanmelden als </text:span></text:span><text:span text:style-name="Definition"><text:span text:style-name="T9">gebruiker</text:span></text:span><text:span text:style-name="Strong_20_Emphasis"><text:span text:style-name="T69"><text:note text:id="ftn7" text:note-class="footnote"><text:note-citation>1</text:note-citation><text:note-body><text:p text:style-name="P57"><text:span text:style-name="User_20_Entry"><text:span text:style-name="T146">E</text:span></text:span><text:span text:style-name="User_20_Entry"><text:span text:style-name="T148">ventuele extra </text:span></text:span><text:span text:style-name="Definition"><text:span text:style-name="T297">gebruiker</text:span></text:span><text:span text:style-name="User_20_Entry"><text:span text:style-name="T147">s</text:span></text:span><text:span text:style-name="User_20_Entry"><text:span text:style-name="T148"> aanmelden en dezelfde stappen uitvoeren.</text:span>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77"><draw:control text:anchor-type="as-char" draw:z-index="8" draw:name="Vorm13_ 1" draw:style-name="gr1" draw:text-style-name="P95" svg:width="0.35cm" svg:height="0.35cm" draw:control="control7"/></text:span></text:span></text:p>
          </table:table-cell>
          <table:table-cell table:style-name="Tabel2.D2" office:value-type="string">
            <text:p text:style-name="P2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19" draw:name="Vorm 8" draw:style-name="gr1" draw:text-style-name="P95" svg:width="0.35cm" svg:height="0.35cm" draw:control="control18"/></text:span></text:span></text:p>
          </table:table-cell>
          <table:table-cell table:style-name="Tabel2.A1" office:value-type="string">
            <text:p text:style-name="P67"><text:span text:style-name="Strong_20_Emphasis"><text:span text:style-name="T78"><draw:control text:anchor-type="as-char" draw:z-index="20" draw:name="Vorm 9" draw:style-name="gr1" draw:text-style-name="P95" svg:width="0.35cm" svg:height="0.35cm" draw:control="control19"/></text:span></text:span></text:p>
          </table:table-cell>
          <table:table-cell table:style-name="Tabel2.D5" office:value-type="string">
            <text:p text:style-name="P87"><text:span text:style-name="Strong_20_Emphasis"><text:span text:style-name="T112">Typ: </text:span></text:span><text:span text:style-name="Strong_20_Emphasis"><text:span text:style-name="T151">kz menu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24"><text:span text:style-name="Strong_20_Emphasis"><text:span text:style-name="T73">Selecteer</text:span></text:span><text:span text:style-name="Strong_20_Emphasis"><text:span text:style-name="T65"> </text:span></text:span><text:span text:style-name="Strong_20_Emphasis"><text:span text:style-name="T102">4</text:span></text:span><text:span text:style-name="Strong_20_Emphasis"><text:span text:style-name="T88"> </text:span></text:span><text:span text:style-name="Strong_20_Emphasis"><text:span text:style-name="T75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54"><text:span text:style-name="T3">V</text:span><text:span text:style-name="Strong_20_Emphasis"><text:span text:style-name="T59">olg </text:span></text:span><text:span text:style-name="Strong_20_Emphasis"><text:span text:style-name="T60">de aanwijzingen op het scherm.</text:span></text:span></text:p>
          </table:table-cell>
        </table:table-row>
      </table:table>
      <text:p text:style-name="P19"><text:span text:style-name="Strong_20_Emphasis"><text:span text:style-name="T70"/></text:span></text:p>
      <text:p text:style-name="P41"/>
      <text:p text:style-name="P42"><text:span text:style-name="T160">E</text:span><text:span text:style-name="T161">inde c</text:span><text:span text:style-name="T162">hecklist, </text:span><text:span text:style-name="T163">d</text:span><text:span text:style-name="T162">e installatie van </text:span><text:span text:style-name="Strong_20_Emphasis"><text:span text:style-name="T175"><text:user-field-get text:name="Distro">Rocky Linux</text:user-field-get></text:span></text:span><text:span text:style-name="T164"><text:s/></text:span><text:span text:style-name="T165"><text:user-field-get text:name="Version">8.10</text:user-field-get></text:span><text:span text:style-name="T165"><text:s/></text:span><text:span text:style-name="Strong_20_Emphasis"><text:span text:style-name="T176">Server</text:span></text:span><text:span text:style-name="Strong_20_Emphasis"><text:span text:style-name="T103"> </text:span></text:span><text:span text:style-name="T162">is voltooid.</text:span></text:p>
      <text:p text:style-name="P8"/>
      <text:list text:style-name="L2">
        <text:list-header>
          <text:p text:style-name="P93"><text:span text:style-name="Emphasis"><text:span text:style-name="T29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3">.</text:span></text:span></text:p>
          <text:p text:style-name="P94"><text:span text:style-name="Emphasis"><text:span text:style-name="T295">Licentie </text:span></text:span><text:span text:style-name="Emphasis"><text:span text:style-name="T293">C</text:span></text:span><text:span text:style-name="Emphasis"><text:span text:style-name="T294">C0</text:span></text:span><text:span text:style-name="Emphasis"><text:span text:style-name="T293"> 1.0 </text:span></text:span><text:span text:style-name="Emphasis"><text:span text:style-name="T29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0"><text:s/></text:span></text:span><text:span text:style-name="Emphasis"><text:span text:style-name="T29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5T16:16:49.202015516">25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16:49.064590400</dc:date>
    <meta:keyword>Installatie</meta:keyword>
    <meta:keyword>Checklist</meta:keyword>
    <meta:keyword>Linux</meta:keyword>
    <meta:editing-cycles>6937</meta:editing-cycles>
    <meta:editing-duration>P12DT9H50M19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0" meta:word-count="483" meta:character-count="3399" meta:non-whitespace-character-count="2952"/>
    <meta:user-defined meta:name="Info 1"/>
    <meta:user-defined meta:name="Info 2"/>
    <meta:user-defined meta:name="Info 3"/>
    <meta:user-defined meta:name="Info 4"/>
  </office:meta>
</office:document-meta>
</file>